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70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16.806cm" style:rel-column-width="65535*"/>
    </style:style>
    <style:style style:name="Table2.1" style:family="table-row">
      <style:table-row-properties style:min-row-height="20.001cm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6.806cm" table:align="margins"/>
    </style:style>
    <style:style style:name="Table4.A" style:family="table-column">
      <style:table-column-properties style:column-width="16.806cm" style:rel-column-width="65535*"/>
    </style:style>
    <style:style style:name="Table4.1" style:family="table-row">
      <style:table-row-properties style:min-row-height="25cm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6.806cm" table:align="margins"/>
    </style:style>
    <style:style style:name="Table3.A" style:family="table-column">
      <style:table-column-properties style:column-width="16.806cm" style:rel-column-width="65535*"/>
    </style:style>
    <style:style style:name="Table3.1" style:family="table-row">
      <style:table-row-properties style:min-row-height="5.001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939c9"/>
    </style:style>
    <style:style style:name="P2" style:family="paragraph" style:parent-style-name="Table_20_Contents">
      <style:text-properties officeooo:paragraph-rsid="000939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Table_20_Contents"/>
                </table:table-cell>
              </table:table-row>
            </table:table>
            <text:p text:style-name="Table_20_Contents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2"/>
                </table:table-cell>
              </table:table-row>
            </table:table>
            <text:p text:style-name="P1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"/>
                </table:table-cell>
              </table:table-row>
            </table:table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07:05:24.934000000</meta:creation-date>
    <dc:date>2016-12-11T07:09:25.804000000</dc:date>
    <meta:editing-duration>PT2M3S</meta:editing-duration>
    <meta:editing-cycles>2</meta:editing-cycles>
    <meta:generator>LibreOffice/5.2.4.1$Windows_X86_64 LibreOffice_project/9b50003582f07ac674d6451e411e9b77cccd2b22</meta:generator>
    <meta:document-statistic meta:table-count="4" meta:image-count="0" meta:object-count="0" meta:page-count="2" meta:paragraph-count="0" meta:word-count="0" meta:character-count="0" meta:non-whitespace-character-count="0"/>
  </office:meta>
</office:document-meta>
</file>